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1a1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1a1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1a1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1a1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1a1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1a1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1a1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1a1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1a1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1a1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1a1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1a1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1a1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1a1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1a1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1a1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1a1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eorgina Isamar Troconis Boliva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4/6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758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Alberto Troconis More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2146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0.4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0" meta:non-whitespace-character-count="1003"/>
    <meta:template xlink:type="simple" xlink:actuate="onRequest" xlink:title="Normal" xlink:href=""/>
  </office:meta>
</office:document-meta>
</file>